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font-size="12pt" fo:language="en" fo:country="US" fo:font-weight="normal" style:font-size-asian="12pt" style:font-weight-asian="normal" style:font-size-complex="12pt" style:font-weight-complex="normal"/>
    </style:style>
    <style:style style:name="P2" style:family="paragraph" style:parent-style-name="Standard" style:list-style-name="L3">
      <style:text-properties fo:font-size="12pt" fo:language="en" fo:country="US" fo:font-weight="normal" style:font-size-asian="12pt" style:font-weight-asian="normal" style:font-size-complex="12pt" style:font-weight-complex="normal"/>
    </style:style>
    <style:style style:name="P3" style:family="paragraph" style:parent-style-name="Standard" style:list-style-name="L4">
      <style:text-properties fo:font-size="12pt" fo:language="en" fo:country="US" fo:font-weight="normal" style:font-size-asian="12pt" style:font-weight-asian="normal" style:font-size-complex="12pt" style:font-weight-complex="normal"/>
    </style:style>
    <style:style style:name="P4" style:family="paragraph" style:parent-style-name="Standard" style:list-style-name="L5">
      <style:text-properties fo:font-size="12pt" fo:language="en" fo:country="US" fo:font-weight="normal" style:font-size-asian="12pt" style:font-weight-asian="normal" style:font-size-complex="12pt" style:font-weight-complex="normal"/>
    </style:style>
    <style:style style:name="P5" style:family="paragraph" style:parent-style-name="Standard" style:list-style-name="L6">
      <style:text-properties fo:font-size="12pt" fo:language="en" fo:country="US" fo:font-weight="normal" style:font-size-asian="12pt" style:font-weight-asian="normal" style:font-size-complex="12pt" style:font-weight-complex="normal"/>
    </style:style>
    <style:style style:name="P6" style:family="paragraph" style:parent-style-name="Standard" style:list-style-name="L5">
      <style:text-properties fo:font-size="12pt" fo:language="en" fo:country="US" fo:font-weight="bold" style:font-size-asian="12pt" style:font-weight-asian="bold" style:font-size-complex="12pt" style:font-weight-complex="bold"/>
    </style:style>
    <style:style style:name="P7" style:family="paragraph" style:parent-style-name="Standard" style:list-style-name="L5">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6pt" fo:language="en" fo:country="US" style:font-size-asian="16pt" style:font-size-complex="16pt"/>
    </style:style>
    <style:style style:name="P9" style:family="paragraph" style:parent-style-name="Standard">
      <style:text-properties fo:language="en" fo:country="US"/>
    </style:style>
    <style:style style:name="P10" style:family="paragraph" style:parent-style-name="Standard" style:list-style-name="L2">
      <style:text-properties fo:language="en" fo:country="US"/>
    </style:style>
    <style:style style:name="P11" style:family="paragraph" style:parent-style-name="Standard">
      <style:text-properties fo:font-size="14pt" fo:language="en" fo:country="US" fo:font-weight="bold" style:font-size-asian="14pt" style:font-weight-asian="bold" style:font-size-complex="14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ercise3 MHC</text:p>
      <text:p text:style-name="P9"/>
      <text:p text:style-name="P11">Outline</text:p>
      <text:p text:style-name="P11"/>
      <text:list xml:id="list1982804966644248858" text:style-name="L1">
        <text:list-item>
          <text:p text:style-name="P1">Preprocessing the reads</text:p>
          <text:list>
            <text:list-item>
              <text:p text:style-name="P1">Adapter removal</text:p>
            </text:list-item>
          </text:list>
        </text:list-item>
      </text:list>
      <text:list xml:id="list7835742646529791935" text:style-name="L2">
        <text:list-item>
          <text:list>
            <text:list-item>
              <text:list>
                <text:list-item>
                  <text:p text:style-name="P10">We will check<text:span text:style-name="T1"> </text:span>if<text:span text:style-name="T1"> </text:span>there<text:span text:style-name="T1"> </text:span>are<text:span text:style-name="T1"> </text:span>overrepresented<text:span text:style-name="T1"> </text:span>sequences<text:span text:style-name="T1"> </text:span>contained<text:span text:style-name="T1"> in the reads and if so, remove them, since they are likely to be adapter sequences. Quality control will be done with software such as fastqc.</text:span></text:p>
                </text:list-item>
              </text:list>
            </text:list-item>
          </text:list>
        </text:list-item>
      </text:list>
      <text:list xml:id="list41279512" text:continue-list="list1982804966644248858" text:style-name="L1">
        <text:list-item>
          <text:list>
            <text:list-item>
              <text:p text:style-name="P1">Quality trimming</text:p>
            </text:list-item>
          </text:list>
        </text:list-item>
      </text:list>
      <text:list xml:id="list6206493807340974902" text:style-name="L3">
        <text:list-item>
          <text:list>
            <text:list-item>
              <text:list>
                <text:list-item>
                  <text:p text:style-name="P2">Apart from adapter removal, we will also cut bases of insufficient quality from the reads, so that the mapping steps can be made more reliable. We might try different software, such as Trimmomatic.</text:p>
                </text:list-item>
              </text:list>
            </text:list-item>
          </text:list>
        </text:list-item>
      </text:list>
      <text:list xml:id="list41301780" text:continue-list="list41279512" text:style-name="L1">
        <text:list-item>
          <text:list>
            <text:list-item>
              <text:p text:style-name="P1">Trimming of unidentified bases (N's) or complete removal of the read</text:p>
            </text:list-item>
          </text:list>
        </text:list-item>
      </text:list>
      <text:list xml:id="list2293362025350339566" text:style-name="L4">
        <text:list-item>
          <text:list>
            <text:list-item>
              <text:list>
                <text:list-item>
                  <text:p text:style-name="P3">If a read is found to have insufficient quality (too much cut away) or contains too many unidentified bases which cannot be cut, the read will be discarded.</text:p>
                  <text:p text:style-name="P3"/>
                  <text:p text:style-name="P3"/>
                </text:list-item>
              </text:list>
            </text:list-item>
          </text:list>
        </text:list-item>
      </text:list>
      <text:list xml:id="list41292518" text:continue-list="list41301780" text:style-name="L1">
        <text:list-item>
          <text:p text:style-name="P1">Assembly of the DRB region of each individual (62 &amp; 64)</text:p>
        </text:list-item>
      </text:list>
      <text:list xml:id="list571013942418055401" text:style-name="L5">
        <text:list-item>
          <text:p text:style-name="P4">Two approaches were suggested in the problem statement:</text:p>
          <text:list>
            <text:list-item>
              <text:p text:style-name="P4"><text:span text:style-name="T6">De novo assembly</text:span>: We will try to assemble the genomic reads purely <text:span text:style-name="T2">de novo</text:span><text:span text:style-name="T4"> using common assembly software such as </text:span><text:span text:style-name="T2">Velvet</text:span><text:span text:style-name="T4">, but we might try different tools.</text:span></text:p>
            </text:list-item>
            <text:list-item>
              <text:p text:style-name="P6"><text:span text:style-name="T4">Reference-based assembly: </text:span><text:span text:style-name="T5">We will also consider using the genomic regions of related species as a basis for reference-driven assembly using </text:span><text:span text:style-name="T3">bwa</text:span><text:span text:style-name="T5">, for instance.</text:span></text:p>
            </text:list-item>
            <text:list-item>
              <text:p text:style-name="P7">Ideally, we will compare the performance of both approaches with regard to the quality of the assembly and our ability to infer information about alleles and such.</text:p>
              <text:p text:style-name="P7"/>
            </text:list-item>
          </text:list>
        </text:list-item>
      </text:list>
      <text:list xml:id="list41297613" text:continue-list="list41292518" text:style-name="L1">
        <text:list-item>
          <text:p text:style-name="P1">Evaluation of the assembly</text:p>
        </text:list-item>
      </text:list>
      <text:list xml:id="list7319776667395899937" text:style-name="L6">
        <text:list-item>
          <text:p text:style-name="P5">After the assembly is finished, we will try to identify contigs or regions where different sequences might represent parts of the genome originating from different chromosomes</text:p>
        </text:list-item>
        <text:list-item>
          <text:p text:style-name="P5">Much of the sequence might be assembled uniquely, but those contigs that are distinct, but share lots of similarities might be alleles from different chromosomes</text:p>
        </text:list-item>
        <text:list-item>
          <text:p text:style-name="P5">Searching for paralogs, we might employ similarity searches, such as alignment-based searches using large admissible edit-distances (to allow for large dissimilarities) or approximate string searching algorithms. This way, our pattern would be the DRB gene and any matches are potential candidates for copies or paralogous ge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Benjamin Strauch, Moritz Kiekeben<text:tab/><text:tab/>20.06.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20T14:37:13.19</meta:creation-date>
    <dc:date>2014-06-20T21:13:00.18</dc:date>
    <meta:editing-duration>PT1H14M48S</meta:editing-duration>
    <meta:editing-cycles>12</meta:editing-cycles>
    <meta:generator>OpenOffice/4.1.0$Win32 OpenOffice.org_project/410m18$Build-9764</meta:generator>
    <meta:document-statistic meta:table-count="0" meta:image-count="0" meta:object-count="0" meta:page-count="1" meta:paragraph-count="19" meta:word-count="335" meta:character-count="2039"/>
  </office:meta>
</office:document-meta>
</file>